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0.55cm" fo:min-width="12.9cm" draw:shadow="visible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0.25cm" fo:min-width="0cm" draw:shadow="visible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0cm" fo:min-width="0cm" draw:shadow="visible"/>
    </style:style>
    <style:style style:name="gr4" style:family="graphic" style:parent-style-name="standard">
      <style:graphic-properties draw:stroke="none" svg:stroke-color="#000000" draw:fill="none" draw:fill-color="#ffffff" fo:min-height="1.05cm" draw:shadow="hidden"/>
    </style:style>
    <style:style style:name="gr5" style:family="graphic" style:parent-style-name="standard">
      <style:graphic-properties draw:stroke="none" svg:stroke-color="#000000" draw:fill="none" draw:fill-color="#ffffff" fo:min-height="2.605cm" draw:shadow="hidden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6.05cm" fo:min-width="9.3cm" draw:shadow="visibl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5.95cm" fo:min-width="9cm" draw:shadow="visib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cm" svg:height="10.8cm" svg:x="4.2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5cm" svg:x="11cm" svg:y="2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1cm" svg:height="0.001cm" svg:x="10.8cm" svg:y="14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8cm" svg:height="1.3cm" svg:x="7.7cm" svg:y="12.1cm">
          <draw:text-box>
            <text:p text:style-name="P3"><text:span text:style-name="T1">TEI ALL</text:span></text:p>
          </draw:text-box>
        </draw:frame>
        <draw:frame draw:style-name="gr5" draw:text-style-name="P4" draw:layer="layout" svg:width="5.7cm" svg:height="2.855cm" svg:x="3.3cm" svg:y="8.345cm">
          <draw:text-box>
            <text:p text:style-name="P3"><text:span text:style-name="T2">TEI</text:span></text:p>
            <text:p text:style-name="P3"><text:span text:style-name="T2">extension</text:span></text:p>
          </draw:text-box>
        </draw:frame>
        <draw:custom-shape draw:style-name="gr6" draw:text-style-name="P5" draw:layer="layout" svg:width="9.8cm" svg:height="6.3cm" svg:x="7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9.5cm" svg:height="6.2cm" svg:x="1.7cm" svg:y="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8cm" svg:height="1.3cm" svg:x="11.4cm" svg:y="8.5cm">
          <draw:text-box>
            <text:p text:style-name="P3"><text:span text:style-name="T1">TEI subset</text:span></text:p>
          </draw:text-box>
        </draw:frame>
        <draw:frame draw:style-name="gr4" draw:text-style-name="P4" draw:layer="controls" svg:width="5.8cm" svg:height="1.3cm" svg:x="3.7cm" svg:y="6.6cm">
          <draw:text-box>
            <text:p text:style-name="P3"><text:span text:style-name="T1">TEI exten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16:41:08.534444422</meta:creation-date>
    <dc:date>2017-05-11T13:18:17.732689709</dc:date>
    <meta:editing-duration>PT20M57S</meta:editing-duration>
    <meta:editing-cycles>3</meta:editing-cycles>
    <meta:generator>LibreOffice/5.1.4.2$Linux_X86_64 LibreOffice_project/10m0$Build-2</meta:generator>
    <meta:document-statistic meta:object-count="9"/>
  </office:meta>
</office:document-meta>
</file>